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09c" officeooo:paragraph-rsid="0012909c"/>
    </style:style>
    <style:style style:name="P2" style:family="paragraph" style:parent-style-name="Standard">
      <style:text-properties fo:font-weight="bold" officeooo:rsid="0012909c" officeooo:paragraph-rsid="0012909c" style:font-weight-asian="bold" style:font-weight-complex="bold"/>
    </style:style>
    <style:style style:name="P3" style:family="paragraph" style:parent-style-name="Standard">
      <style:text-properties fo:font-weight="normal" officeooo:rsid="0012909c" officeooo:paragraph-rsid="0012909c" style:font-weight-asian="normal" style:font-weight-complex="normal"/>
    </style:style>
    <style:style style:name="P4" style:family="paragraph" style:parent-style-name="Standard">
      <style:text-properties fo:font-weight="bold" officeooo:rsid="0012909c" officeooo:paragraph-rsid="0012909c" style:font-weight-asian="bold" style:font-weight-complex="bold"/>
    </style:style>
    <style:style style:name="P5" style:family="paragraph" style:parent-style-name="Standard">
      <style:text-properties fo:font-weight="normal" officeooo:rsid="0012909c" officeooo:paragraph-rsid="0012909c" style:font-weight-asian="normal" style:font-weight-complex="normal"/>
    </style:style>
    <style:style style:name="P6" style:family="paragraph" style:parent-style-name="Standard">
      <style:text-properties fo:font-size="18pt" fo:font-weight="bold" officeooo:rsid="00130f6e" officeooo:paragraph-rsid="00130f6e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2909c" officeooo:paragraph-rsid="0012909c"/>
    </style:style>
    <style:style style:name="P8" style:family="paragraph" style:parent-style-name="Standard">
      <style:text-properties fo:font-size="12pt" fo:font-weight="bold" officeooo:rsid="0012909c" officeooo:paragraph-rsid="0012909c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0f6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 Pileus Fund</text:p>
      <text:p text:style-name="P8"/>
      <text:p text:style-name="P1"><text:span text:style-name="T3">Monero donation address: </text:span></text:p>
      <text:p text:style-name="P1"><text:span text:style-name="T3"/></text:p>
      <text:p text:style-name="P1">8BeUJsH6QeggRJm77m4F8ggcdxXiubAXLBs6vaMCGZNeiJtYBWfvx7f9k8bf4p2XeLgCd9cn2Si62EVvDQRpzXDR1ty1Co7</text:p>
      <text:p text:style-name="P1"/>
      <text:p text:style-name="P2">Bitcoin donation address:</text:p>
      <text:p text:style-name="P2"/>
      <text:p text:style-name="P3">bc1qldt0l6e6cx9x42w77w6zzkxq07ztnt3hk9tv67</text:p>
      <text:p text:style-name="P3"/>
      <text:p text:style-name="P2">Fund webpage: <text:a xlink:type="simple" xlink:href="https://pileusfund.github.io/Pileus" text:style-name="Internet_20_link" text:visited-style-name="Visited_20_Internet_20_Link"><text:span text:style-name="T1">https://pileusfund.github.io/Pileus</text:span></text:a><text:span text:style-name="T1"> </text:span></text:p>
      <text:p text:style-name="P2"/>
      <text:p text:style-name="P2"><text:span text:style-name="T1"/></text:p>
      <text:p text:style-name="P2"><text:span text:style-name="T2">The “Pileus_Fund_Addresses.odt.sig” file in the repo can be used to verify this message. T</text:span><text:span text:style-name="T1">he Pileus Fund’s public PGP key can be found in the repo as “Pileus_Fund.asc” or can be requested by emailing </text:span><text:a xlink:type="simple" xlink:href="mailto:pileus.fund@proton.me" text:style-name="Internet_20_link" text:visited-style-name="Visited_20_Internet_20_Link"><text:span text:style-name="T1">pileus.fund@proton.me</text:span></text:a><text:span text:style-name="T1">.</text:span></text:p>
      <text:p text:style-name="P2"/>
      <text:p text:style-name="P3">- RB 07.04.2025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9:51:45.610202480</meta:creation-date>
    <dc:date>2025-04-07T20:07:19.987112736</dc:date>
    <meta:editing-duration>PT9M1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8" meta:word-count="51" meta:character-count="489" meta:non-whitespace-character-count="444"/>
  </office:meta>
</office:document-meta>
</file>